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9.222cm"/>
    </style:style>
    <style:style style:name="pr5" style:family="presentation" style:parent-style-name="Default-subtitle">
      <style:graphic-properties draw:fill-color="#ffffff" fo:min-height="17.272cm"/>
    </style:style>
    <style:style style:name="pr6" style:family="presentation" style:parent-style-name="Default-subtitle">
      <style:graphic-properties draw:fill-color="#ffffff" fo:min-height="19.984cm"/>
    </style:style>
    <style:style style:name="P1" style:family="paragraph">
      <style:paragraph-properties fo:line-height="115%" fo:text-align="start"/>
      <style:text-properties fo:font-size="24pt" style:font-size-asian="24pt" style:font-size-complex="24pt"/>
    </style:style>
    <style:style style:name="P2" style:family="paragraph">
      <loext:graphic-properties draw:fill-color="#ffffff"/>
      <style:paragraph-properties fo:line-height="115%" fo:text-align="start"/>
      <style:text-properties fo:font-size="24pt" style:font-size-asian="24pt" style:font-size-complex="24pt"/>
    </style:style>
    <style:style style:name="P3" style:family="paragraph">
      <loext:graphic-properties draw:fill-color="#ffffff"/>
    </style:style>
    <style:style style:name="P4" style:family="paragraph">
      <loext:graphic-properties draw:fill-color="#ffffff"/>
      <style:text-properties fo:font-size="20pt"/>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Marburg</text:p>
          </draw:text-box>
        </draw:frame>
        <draw:frame presentation:style-name="pr2" draw:text-style-name="P2" draw:layer="layout" svg:width="25.199cm" svg:height="12.88cm" svg:x="1.4cm" svg:y="5.65cm" presentation:class="subtitle" presentation:user-transformed="true">
          <draw:text-box>
            <text:p text:style-name="P1"><text:span text:style-name="T1">1) Marburg itself is the beautiful medieval town, along the German fairytale route, in the state of Hesse.</text:span></text:p>
            <text:p text:style-name="P1"><text:span text:style-name="T1"/></text:p>
            <text:p text:style-name="P1"><text:span text:style-name="T1">2) Here, the tradition and history of your surroundings will enchant and inspire you, and our friendly small-city spirit will make you feel at home, as soon as you’ve arrived.</text:span></text:p>
            <text:p text:style-name="P1"><text:span text:style-name="T1"/></text:p>
            <text:p text:style-name="P1"><text:span text:style-name="T1">3) Marburg is known for its narrow streets, and steep stairs. The Market Square is the starting point for numerous events, and popular attractions. The city is also famous, for its typical Hessian half-timbered houses, landgrave castle, venerable churches and wonderful views.</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4" draw:text-style-name="P2" draw:layer="layout" svg:width="25.908cm" svg:height="19.222cm" svg:x="0.762cm" svg:y="1.016cm" presentation:class="subtitle" presentation:user-transformed="true">
          <draw:text-box>
            <text:p text:style-name="P1"><text:span text:style-name="T1">4) Marburg also has a lively pub and cultural scene, as well as several sociocultural centers, with a wide range of concerts.</text:span></text:p>
            <text:p text:style-name="P1"><text:span text:style-name="T1"/></text:p>
            <text:p text:style-name="P1"><text:span text:style-name="T1">5) In, and around Marburg, you are very quickly in the countryside, you can relax best on the grasslands near the lahn, or in the old botanical garden right next to the new university library.</text:span></text:p>
            <text:p text:style-name="P1"><text:span text:style-name="T1"/></text:p>
            <text:p text:style-name="P1"><text:span text:style-name="T1">6) Whether you come to us as a student, a doctoral candidate, researcher, or as an exchange teacher or administrator, great opportunities await you in Marburg.</text:span></text:p>
            <text:p text:style-name="P1"><text:span text:style-name="T1"/></text:p>
            <text:p text:style-name="P1"><text:span text:style-name="T1">7) You’ll be walking in the footsteps of great minds like: Emil von Behring, the world’s first Nobel Prize winner; world-renowned chemist Robert Bunsen; and the Grimm brothers, whose stories have travelled from Hessen to the furthest corners of the globe.</text:span></text:p>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About University</text:p>
          </draw:text-box>
        </draw:frame>
        <draw:frame presentation:style-name="pr2" draw:text-style-name="P2" draw:layer="layout" svg:width="25.199cm" svg:height="13.965cm" svg:x="1.4cm" svg:y="5.109cm" presentation:class="subtitle" presentation:user-transformed="true">
          <draw:text-box>
            <text:p text:style-name="P1"><text:span text:style-name="T1">1) Philipps University of Marburg is not only a German university steeped in tradition</text:span></text:p>
            <text:p text:style-name="P1"><text:span text:style-name="T1"/></text:p>
            <text:p text:style-name="P1"><text:span text:style-name="T1">2) it is also the oldest university in the world that was founded as a Protestant institution in 1527 by Philip the first, Landgrave of Hesse.</text:span></text:p>
            <text:p text:style-name="P1"><text:span text:style-name="T1"/></text:p>
            <text:p text:style-name="P1"><text:span text:style-name="T1">3) It has been a place of research and teaching for nearly five centuries.</text:span></text:p>
            <text:p text:style-name="P1"><text:span text:style-name="T1"/></text:p>
            <text:p text:style-name="P1"><text:span text:style-name="T1">Eleven Nobel prize winners who are associated to Philipps University by study or teaching and thirteen Leibniz Prize winners make the university one of the leading research institutes in Hesse.</text:span></text:p>
          </draw:text-box>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5" draw:text-style-name="P2" draw:layer="layout" svg:width="25.4cm" svg:height="17.272cm" svg:x="1.524cm" svg:y="3.302cm" presentation:class="subtitle" presentation:user-transformed="true">
          <draw:text-box>
            <text:p text:style-name="P1"><text:span text:style-name="T1">4) The University of Marburg has over 22,000 students. about 15.5 per cent of them are international and has 7,500 employees.</text:span></text:p>
            <text:p text:style-name="P1"><text:span text:style-name="T1"/></text:p>
            <text:p text:style-name="P1"><text:span text:style-name="T1">5) Nowadays almost all scientific disciplines, with the exception of the engineering sciences, are represented at the University. The different disciplines are assigned to 16 different departments. Each of the them has its own very diverse research focus.</text:span></text:p>
            <text:p text:style-name="P1"><text:span text:style-name="T1"/></text:p>
            <text:p text:style-name="P1"><text:span text:style-name="T1">6) Already while studying in Marburg, you can deal with current research issues</text:span></text:p>
            <text:p text:style-name="P1"><text:span text:style-name="T1"/></text:p>
            <text:p text:style-name="P1"><text:span text:style-name="T1">7) work independently on topics and test your knowledge in practice, for example, during an internship, or a semester abroad</text:span></text:p>
          </draw:text-box>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Infrastructure</text:p>
          </draw:text-box>
        </draw:frame>
        <draw:frame presentation:style-name="pr2" draw:text-style-name="P2" draw:layer="layout" svg:width="25.199cm" svg:height="16.135cm" svg:x="1.4cm" svg:y="4.024cm" presentation:class="subtitle" presentation:user-transformed="true">
          <draw:text-box>
            <text:p text:style-name="P1"><text:span text:style-name="T1">1) Marburg does not have a university, Marburg is a university.</text:span></text:p>
            <text:p text:style-name="P1"><text:span text:style-name="T1"/></text:p>
            <text:p text:style-name="P1"><text:span text:style-name="T1">2) This is noticed by everyone who comes to the city, as over 120 university buildings spread throughout the city</text:span></text:p>
            <text:p text:style-name="P1"><text:span text:style-name="T1"/></text:p>
            <text:p text:style-name="P1"><text:span text:style-name="T1">3) In a city of about 76,000 people, about a third are students, which means that in everyday life you often meet fellow students and can quickly make contacts.</text:span></text:p>
            <text:p text:style-name="P1"><text:span text:style-name="T1"/></text:p>
            <text:p text:style-name="P1"><text:span text:style-name="T1">4) For students or employees prepared daycare centre for 70 babies and toddlers, hostel with room for 78 physically disabled students</text:span></text:p>
            <text:p text:style-name="P1"><text:span text:style-name="T1"/></text:p>
            <text:p text:style-name="P1"><text:span text:style-name="T1">5) and also two canteens and 13 cafeterias, and of course rooms for up to 2200 students</text:span></text:p>
          </draw:text-box>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6" draw:text-style-name="P2" draw:layer="layout" svg:width="27.432cm" svg:height="19.984cm" svg:x="0.254cm" svg:y="1.017cm" presentation:class="subtitle" presentation:user-transformed="true">
          <draw:text-box>
            <text:p text:style-name="P1"><text:span text:style-name="T1">6) One of the popular places among students is the library, that was founded in 1527</text:span></text:p>
            <text:p text:style-name="P1"><text:span text:style-name="T1">7) nowadays it includes stacks, lending desk, textbook collection, media center and over 140 PC workstations, a total of around 1250 reading places and in total, the university libraries inventory comprises around 4.2 million volumes.</text:span></text:p>
            <text:p text:style-name="P1"><text:span text:style-name="T1"/></text:p>
            <text:p text:style-name="P1"><text:span text:style-name="T1">8) Library is supplemented by departmental libraries, which are spread over several locations throughout the city, including the Lahnberge.</text:span></text:p>
            <text:p text:style-name="P1"><text:span text:style-name="T1"/></text:p>
            <text:p text:style-name="P1"><text:span text:style-name="T1">9) Sports at the university are also very developed. University Sports Center offers more than 60 kind of sport activities in wide range of categories</text:span></text:p>
            <text:p text:style-name="P1"><text:span text:style-name="T1">10) In addition to 130 sports offers at the university sports center, an orchestra, the student big band and the university choir</text:span></text:p>
            <text:p text:style-name="P1"><text:span text:style-name="T1"/></text:p>
            <text:p text:style-name="P1"><text:span text:style-name="T1">11) you will find numerous student initiatives in which you can get involved.</text:span></text:p>
          </draw:text-box>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3-17T11:27:21.582695592</meta:creation-date>
    <dc:date>2022-03-17T11:53:45.422572546</dc:date>
    <meta:editing-duration>PT1M27S</meta:editing-duration>
    <meta:editing-cycles>1</meta:editing-cycles>
    <meta:document-statistic meta:object-count="42"/>
    <meta:generator>LibreOffice/5.1.6.2$Linux_X86_64 LibreOffice_project/10m0$Build-2</meta:generator>
  </office:meta>
</office:document-meta>
</file>